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357f" officeooo:paragraph-rsid="001c357f"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357f" officeooo:paragraph-rsid="001c357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1c357f" officeooo:paragraph-rsid="001c357f" style:font-size-asian="10.5pt" style:font-weight-asian="normal" style:font-size-complex="12pt" style:font-weight-complex="normal"/>
    </style:style>
    <style:style style:name="P4" style:family="paragraph" style:parent-style-name="Standard">
      <style:paragraph-properties fo:line-height="100%"/>
    </style:style>
    <style:style style:name="P5" style:family="paragraph" style:parent-style-name="Standard">
      <style:paragraph-properties fo:line-height="100%"/>
      <style:text-properties officeooo:paragraph-rsid="001e327e"/>
    </style:style>
    <style:style style:name="P6" style:family="paragraph" style:parent-style-name="Standard">
      <style:paragraph-properties fo:line-height="100%"/>
      <style:text-properties fo:font-size="14pt" style:text-underline-style="solid" style:text-underline-width="auto" style:text-underline-color="font-color" fo:font-weight="bold" officeooo:rsid="001e327e" officeooo:paragraph-rsid="001e327e" style:font-size-asian="14pt" style:font-weight-asian="bold" style:font-size-complex="14pt" style:font-weight-complex="bold"/>
    </style:style>
    <style:style style:name="P7" style:family="paragraph" style:parent-style-name="Standard">
      <style:paragraph-properties fo:line-height="100%"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justify" style:justify-single-word="false"/>
      <style:text-properties fo:font-size="12pt" style:text-underline-style="none" fo:font-weight="normal" officeooo:rsid="001c357f" officeooo:paragraph-rsid="001c357f" style:font-size-asian="10.5pt" style:font-weight-asian="normal" style:font-size-complex="12pt" style:font-weight-complex="normal"/>
    </style:style>
    <style:style style:name="P10" style:family="paragraph" style:parent-style-name="Standard">
      <style:paragraph-properties fo:line-height="100%" fo:text-align="justify" style:justify-single-word="false"/>
      <style:text-properties fo:font-style="italic" officeooo:rsid="00267088" officeooo:paragraph-rsid="00267088" style:font-style-asian="italic" style:font-style-complex="italic"/>
    </style:style>
    <style:style style:name="P11" style:family="paragraph" style:parent-style-name="Text_20_body">
      <style:paragraph-properties fo:line-height="100%"/>
    </style:style>
    <style:style style:name="P12" style:family="paragraph" style:parent-style-name="Text_20_body">
      <style:paragraph-properties fo:line-height="100%" fo:text-align="justify" style:justify-single-word="false"/>
    </style:style>
    <style:style style:name="P13" style:family="paragraph" style:parent-style-name="Preformatted_20_Text">
      <style:paragraph-properties fo:line-height="100%" fo:text-align="justify" style:justify-single-word="false"/>
    </style:style>
    <style:style style:name="P14" style:family="paragraph" style:parent-style-name="Preformatted_20_Text">
      <style:paragraph-properties fo:line-height="100%" fo:text-align="justify" style:justify-single-word="false"/>
      <style:text-properties officeooo:paragraph-rsid="00284c94"/>
    </style:style>
    <style:style style:name="T1" style:family="text">
      <style:text-properties fo:font-weight="bold" style:font-weight-asian="bold"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style:text-underline-style="solid" style:text-underline-width="auto" style:text-underline-color="font-color" fo:font-weight="bold" officeooo:rsid="001f8e37" style:font-size-asian="14pt" style:font-weight-asian="bold" style:font-size-complex="14pt" style:font-weight-complex="bold"/>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officeooo:rsid="001e327e"/>
    </style:style>
    <style:style style:name="T7" style:family="text">
      <style:text-properties officeooo:rsid="001f8e37"/>
    </style:style>
    <style:style style:name="T8" style:family="text">
      <style:text-properties officeooo:rsid="0022d0a5"/>
    </style:style>
    <style:style style:name="T9" style:family="text">
      <style:text-properties officeooo:rsid="0024c3a1"/>
    </style:style>
    <style:style style:name="T10" style:family="text">
      <style:text-properties fo:font-size="12pt" style:font-size-asian="12pt" style:font-size-complex="12pt"/>
    </style:style>
    <style:style style:name="T11" style:family="text">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style:font-name="Liberation Serif" fo:font-size="14pt" style:text-underline-style="solid" style:text-underline-width="auto" style:text-underline-color="font-color" fo:font-weight="bold" officeooo:rsid="00267088" style:font-size-asian="14pt" style:font-weight-asian="bold" style:font-size-complex="14pt" style:font-weight-complex="bold"/>
    </style:style>
    <style:style style:name="T13" style:family="text">
      <style:text-properties style:font-name="Liberation Serif1"/>
    </style:style>
    <style:style style:name="T14" style:family="text">
      <style:text-properties style:font-name="Liberation Serif1" fo:font-size="12pt" style:font-size-asian="12pt" style:font-size-complex="12pt"/>
    </style:style>
    <style:style style:name="T15" style:family="text">
      <style:text-properties style:font-name="Liberation Serif1" fo:font-size="12pt" officeooo:rsid="00284c94" style:font-size-asian="12pt" style:font-size-complex="12pt"/>
    </style:style>
    <style:style style:name="T16" style:family="text">
      <style:text-properties style:font-name="Liberation Serif1" fo:font-size="12pt" fo:font-weight="bold" style:font-size-asian="12pt" style:font-weight-asian="bold" style:font-size-complex="12pt" style:font-weight-complex="bold"/>
    </style:style>
    <style:style style:name="T17" style:family="text">
      <style:text-properties style:font-name="Liberation Serif1" fo:font-size="14pt" style:font-size-asian="14pt" style:font-size-complex="14pt"/>
    </style:style>
    <style:style style:name="T18" style:family="text">
      <style:text-properties style:font-name="Liberation Serif1" fo:font-size="14pt" fo:font-weight="bold" style:font-size-asian="14pt" style:font-weight-asian="bold" style:font-size-complex="14pt" style:font-weight-complex="bold"/>
    </style:style>
    <style:style style:name="T19" style:family="text">
      <style:text-properties style:font-name="Liberation Serif1" fo:font-size="14pt" style:text-underline-style="solid" style:text-underline-width="auto" style:text-underline-color="font-color" fo:font-weight="bold" style:font-size-asian="14pt" style:font-weight-asian="bold" style:font-size-complex="14pt" style:font-weight-complex="bold"/>
    </style:style>
    <style:style style:name="T20" style:family="text">
      <style:text-properties style:font-name="Liberation Serif1" fo:font-size="14pt" style:text-underline-style="solid" style:text-underline-width="auto" style:text-underline-color="font-color" fo:font-weight="bold" officeooo:rsid="0029db4d" style:font-size-asian="14pt" style:font-weight-asian="bold" style:font-size-complex="14pt" style:font-weight-complex="bold"/>
    </style:style>
    <style:style style:name="T21" style:family="text">
      <style:text-properties fo:font-size="11pt" style:font-size-asian="11pt" style:font-size-complex="11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 SECURITY</text:p>
      <text:p text:style-name="P2"/>
      <text:p text:style-name="P9">Spring security is a very important aspect provided by spring for securing our applications. It provides us the flexibility to provide security layers in our application based on our need. By default Spring Security blocks access to all the areas of the application without proper authentication. The example comprises of spring security along with spring boot. So we dont setup tomcat and other necessary setup. That is taken care by spring boot auto configuration.In this example i have not stored the username and password in any database instead it sstored in memory and default settings are used. This example also has T<text:span text:style-name="T6">hymeleaf </text:span>Template. </text:p>
      <text:p text:style-name="P9"/>
      <text:p text:style-name="P3"><text:span text:style-name="T2">THYMELEAF </text:span><text:span text:style-name="T3">Template </text:span>:</text:p>
      <text:p text:style-name="P3"/>
      <text:p text:style-name="P12">Traditionally, Spring MVC applications used Java Server Pages, or JSPs to generate html content. JSPs are a mature technology and has been around since the early days of Java. In terms of raw speed, JSPs are hard to beat too. But when you do not need the absolute raw speed of a JSP, you may want to consider alternatives to JSPs which help improve developer productivity.</text:p>
      <text:p text:style-name="P12">JSPs offer an HTML ‘like’ syntax. Meaning its close, but not completely compatible with HTML. Thymeleaf on the other hand, aims to be a “Natural Template”. This means the Thymeleaf template file will open and display normally in a browser, while a JSP file does not.</text:p>
      <text:p text:style-name="P12">If you were using just Spring MVC, you would need to configure the Thymeleaf template engine for use. But not so when you’re using Spring Boot. Because we’ve included the dependency<text:bookmark text:name="crayon-56651c0e038fa285543982"/> <text:span text:style-name="T5">spring-boot-starter-thymeleaf</text:span><text:span text:style-name="T4"> </text:span>in our Maven POM for the project, Spring Boot will do some things automatically for us.</text:p>
      <text:p text:style-name="P12">By default, Spring Boot configures the Thymeleaf template engine to read template files from<text:bookmark text:name="crayon-56651c0e03903464088324"/> <text:span text:style-name="T1">/resources/templates</text:span>.</text:p>
      <text:p text:style-name="P12">Effectively, you as the developer just need to start making Thymeleaf templates and dropping them into<text:bookmark text:name="crayon-56651c0e03908473863338"/> <text:span text:style-name="T1">/resources/templates</text:span>.</text:p>
      <text:p text:style-name="P10">Note: please view the files while reading the explanation as the components described are present in those files and that way it will help in better understanding.</text:p>
      <text:p text:style-name="P4"/>
      <text:p text:style-name="P6">POM.xml <text:span text:style-name="T8">File:</text:span></text:p>
      <text:p text:style-name="P5"/>
      <text:p text:style-name="P12"><text:span text:style-name="T9">We have used Spring Boot Maven Plugin in the pom file. </text:span>The <text:a xlink:type="simple" xlink:href="https://github.com/spring-projects/spring-boot/tree/master/spring-boot-tools/spring-boot-maven-plugin">Spring Boot Maven plugin</text:a> provides many convenient features:</text:p>
      <text:list xml:id="list236885451285857138" text:style-name="L1">
        <text:list-item>
          <text:p text:style-name="P8">It collects all the jars on the classpath and builds a single, runnable "über-jar", which makes it more convenient to execute and transport your service.</text:p>
        </text:list-item>
        <text:list-item>
          <text:p text:style-name="P8">It searches for the <text:span text:style-name="Source_20_Text">public static void main()</text:span> method to flag as a runnable class.</text:p>
        </text:list-item>
        <text:list-item>
          <text:p text:style-name="P8">It provides a built-in dependency resolver that sets the version number to match <text:a xlink:type="simple" xlink:href="https://github.com/spring-projects/spring-boot/blob/master/spring-boot-dependencies/pom.xml">Spring Boot dependencies</text:a>. You can override any version you wish, but it will default to Boot’s chosen set of versions.</text:p>
        </text:list-item>
      </text:list>
      <text:p text:style-name="P12">The web application is based on Spring MVC. Thus you need to configure Spring MVC and set up view controllers to expose these templates. Here’s a configuration class for configuring Spring MVC in the application.<text:span text:style-name="T7">This is done in the MvcConfig.java class.</text:span></text:p>
      <text:p text:style-name="P14"><text:span text:style-name="T14">If Spring Security is on the classpath, the Spring Boot </text:span><text:a xlink:type="simple" xlink:href="http://docs.spring.io/spring-boot/docs/1.3.0.RELEASE/reference/htmlsingle/#boot-features-security"><text:span text:style-name="T14">automatically secures all HTTP endpoints</text:span></text:a><text:span text:style-name="T14"> with "basic" authentication. But you can further customize the security settings. The first thing you need to do is add Spring Security to the classpath.</text:span><text:span text:style-name="T15">This can be done by adding the following dependency in the pom file.</text:span></text:p>
      <text:p text:style-name="P14"><text:soft-page-break/><text:span text:style-name="Source_20_Text"><text:span text:style-name="T14">&lt;dependency&gt;</text:span></text:span></text:p>
      <text:p text:style-name="P14"><text:span text:style-name="Source_20_Text"><text:span text:style-name="T14"><text:tab/>&lt;groupId&gt;org.springframework.boot&lt;/groupId&gt;</text:span></text:span></text:p>
      <text:p text:style-name="P14"><text:span text:style-name="Source_20_Text"><text:span text:style-name="T14"><text:tab/>&lt;artifactId&gt;spring-boot-starter-security&lt;/artifactId&gt;</text:span></text:span></text:p>
      <text:p text:style-name="P14"><text:span text:style-name="Source_20_Text"><text:span text:style-name="T15">&lt;/dependency&gt;</text:span></text:span></text:p>
      <text:p text:style-name="P14"><text:span text:style-name="Source_20_Text"><text:span text:style-name="T15"/></text:span></text:p>
      <text:p text:style-name="Preformatted_20_Text"><text:span text:style-name="Source_20_Text"><text:span text:style-name="T11">MvcConfig.</text:span></text:span><text:span text:style-name="Source_20_Text"><text:span text:style-name="T12">java File</text:span></text:span></text:p>
      <text:p text:style-name="Preformatted_20_Text"><text:span text:style-name="Source_20_Text"><text:span text:style-name="T12"/></text:span></text:p>
      <text:p text:style-name="P7">The web application is based on Spring MVC. Thus you need to configure Spring MVC and set up view controllers to expose these templates. Here’s a configuration class for configuring Spring MVC in the application.</text:p>
      <text:p text:style-name="P7"><text:span text:style-name="T13">The </text:span><text:span text:style-name="Source_20_Text"><text:span text:style-name="T13">addViewControllers()</text:span></text:span><text:span text:style-name="T13"> method (overriding the method of the same name in </text:span><text:span text:style-name="Source_20_Text"><text:span text:style-name="T13">WebMvcConfigurerAdapter</text:span></text:span><text:span text:style-name="T13">) adds four view controllers. Two of the view controllers reference the view whose name is "home" (defined in </text:span><text:span text:style-name="Source_20_Text"><text:span text:style-name="T13">home.html</text:span></text:span><text:span text:style-name="T13">), and another references the view named "hello" (defined in </text:span><text:span text:style-name="Source_20_Text"><text:span text:style-name="T13">hello.html</text:span></text:span><text:span text:style-name="T13">).</text:span></text:p>
      <text:p text:style-name="Standard"/>
      <text:p text:style-name="Preformatted_20_Text"><text:span text:style-name="Source_20_Text"><text:span text:style-name="T19">WebSecurityConfig.</text:span></text:span><text:span text:style-name="Source_20_Text"><text:span text:style-name="T20">java File</text:span></text:span></text:p>
      <text:p text:style-name="Preformatted_20_Text"/>
      <text:p text:style-name="P11"><text:span text:style-name="T14">The </text:span><text:span text:style-name="Source_20_Text"><text:span text:style-name="T14">WebSecurityConfig</text:span></text:span><text:span text:style-name="T14"> class is annotated with </text:span><text:span text:style-name="Source_20_Text"><text:span text:style-name="T16">@EnableWebMvcSecurity</text:span></text:span><text:span text:style-name="T14"> to enable Spring Security’s web security support and provide the Spring MVC integration. It also extends </text:span><text:span text:style-name="Source_20_Text"><text:span text:style-name="T14">WebSecurityConfigurerAdapter</text:span></text:span><text:span text:style-name="T14"> and overrides a couple of its methods to set some specifics of the web security configuration.</text:span></text:p>
      <text:p text:style-name="P11"><text:span text:style-name="T14">The </text:span><text:span text:style-name="Source_20_Text"><text:span text:style-name="T16">configure(HttpSecurity)</text:span></text:span><text:span text:style-name="T14"> method defines which URL paths should be secured and which should not. Specifically, the "</text:span><text:span text:style-name="T16">/</text:span><text:span text:style-name="T14">" and "</text:span><text:span text:style-name="T16">/home</text:span><text:span text:style-name="T14">" paths are configured to not require any authentication. All other paths must be authenticated.</text:span></text:p>
      <text:p text:style-name="P11"><text:span text:style-name="T14">When a user successfully logs in, they will be redirected to the previously requested page that requires authentication. There is a custom "/login" page specified by </text:span><text:span text:style-name="Source_20_Text"><text:span text:style-name="T14">loginPage()</text:span></text:span><text:span text:style-name="T14">, and everyone is allowed to view it.</text:span></text:p>
      <text:p text:style-name="P11"><text:span text:style-name="T14">As for the </text:span><text:span text:style-name="Source_20_Text"><text:span text:style-name="T16">configureGlobal(AuthenticationManagerBuilder)</text:span></text:span><text:span text:style-name="T14"> method, it sets up an in-memory user store with a single user. That user is given a username of "</text:span><text:span text:style-name="T16">user</text:span><text:span text:style-name="T14">", a password of "</text:span><text:span text:style-name="T16">password</text:span><text:span text:style-name="T14">", and a role of "</text:span><text:span text:style-name="T16">USER</text:span><text:span text:style-name="T14">".</text:span></text:p>
      <text:p text:style-name="Preformatted_20_Text"><text:span text:style-name="Source_20_Text"><text:span text:style-name="T20"/></text:span></text:p>
      <text:p text:style-name="P7"><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4:49:33.918823363</meta:creation-date>
    <dc:date>2015-12-07T20:06:55.479503224</dc:date>
    <meta:editing-duration>PT3H1M2S</meta:editing-duration>
    <meta:editing-cycles>12</meta:editing-cycles>
    <meta:generator>LibreOffice/4.2.8.2$Linux_X86_64 LibreOffice_project/420m0$Build-2</meta:generator>
    <meta:document-statistic meta:table-count="0" meta:image-count="0" meta:object-count="0" meta:page-count="2" meta:paragraph-count="28" meta:word-count="742" meta:character-count="4771" meta:non-whitespace-character-count="4057"/>
  </office:meta>
</office:document-meta>
</file>